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solid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draw:stroke="dash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draw:stroke="solid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7.875cm" svg:y="1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cm" svg:height="1cm" svg:x="8.875cm" svg:y="1cm"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875cm" svg:y="1cm">
          <text:p text:style-name="P1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875cm" svg:y="1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cm" svg:height="1cm" svg:x="11.875cm" svg:y="2.75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cm" svg:height="1cm" svg:x="12.875cm" svg:y="2.75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cm" svg:height="1cm" svg:x="11.375cm" svg:y="4.5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13.375cm" svg:y="4.5cm">
          <text:p text:style-name="P1">60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75cm" svg:y1="2cm" svg:x2="8.875cm" svg:y2="2.75cm" draw:start-shape="id1" draw:start-glue-point="2" draw:end-shape="id2" draw:end-glue-point="0" svg:d="m9375 2000-500 750" svg:viewBox="0 0 501 751">
          <text:p/>
        </draw:connector>
        <draw:connector draw:style-name="gr3" draw:text-style-name="P1" draw:layer="layout" draw:type="line" svg:x1="12.375cm" svg:y1="2cm" svg:x2="12.375cm" svg:y2="2.75cm" draw:start-shape="id3" draw:start-glue-point="2" draw:end-shape="id4" draw:end-glue-point="0" svg:d="m12375 2000v750" svg:viewBox="0 0 1 751">
          <text:p/>
        </draw:connector>
        <draw:connector draw:style-name="gr3" draw:text-style-name="P1" draw:layer="layout" draw:type="line" svg:x1="12.375cm" svg:y1="3.75cm" svg:x2="11.875cm" svg:y2="4.5cm" draw:start-shape="id4" draw:start-glue-point="2" draw:end-shape="id5" draw:end-glue-point="0" svg:d="m12375 3750-500 750" svg:viewBox="0 0 501 751">
          <text:p/>
        </draw:connector>
        <draw:connector draw:style-name="gr3" draw:text-style-name="P1" draw:layer="layout" draw:type="line" svg:x1="13.375cm" svg:y1="3.75cm" svg:x2="13.875cm" svg:y2="4.5cm" draw:start-shape="id6" draw:start-glue-point="2" draw:end-shape="id7" draw:end-glue-point="0" svg:d="m13375 3750 500 750" svg:viewBox="0 0 501 751">
          <text:p/>
        </draw:connector>
        <draw:connector draw:style-name="gr4" draw:text-style-name="P1" draw:layer="layout" draw:type="line" svg:x1="11.875cm" svg:y1="5.5cm" svg:x2="12.375cm" svg:y2="6.25cm" draw:start-shape="id5" draw:start-glue-point="2" draw:end-shape="id8" draw:end-glue-point="0" svg:d="m11875 5500 500 750" svg:viewBox="0 0 501 751">
          <text:p/>
        </draw:connector>
        <draw:custom-shape draw:style-name="gr1" draw:text-style-name="P1" xml:id="id3" draw:id="id3" draw:layer="layout" svg:width="1cm" svg:height="1cm" svg:x="11.875cm" svg:y="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cm" svg:height="1cm" svg:x="9.375cm" svg:y="2.75cm">
          <text:p text:style-name="P1">67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2" draw:id="id2" draw:layer="layout" svg:width="1cm" svg:height="1cm" svg:x="8.375cm" svg:y="2.75cm">
          <text:p text:style-name="P1">84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0" draw:id="id10" draw:layer="layout" svg:width="1cm" svg:height="1cm" svg:x="9.375cm" svg:y="4.5cm">
          <text:p text:style-name="P1">67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1" draw:id="id11" draw:layer="layout" svg:width="1cm" svg:height="1cm" svg:x="7.375cm" svg:y="4.5cm">
          <text:p text:style-name="P1">84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9.875cm" svg:y1="3.75cm" svg:x2="9.875cm" svg:y2="4.5cm" draw:start-shape="id9" draw:start-glue-point="2" draw:end-shape="id10" draw:end-glue-point="0" svg:d="m9875 3750v750" svg:viewBox="0 0 1 751">
          <text:p/>
        </draw:connector>
        <draw:connector draw:style-name="gr3" draw:text-style-name="P1" draw:layer="layout" draw:type="line" svg:x1="7.875cm" svg:y1="3.75cm" svg:x2="7.875cm" svg:y2="4.5cm" draw:end-shape="id11" draw:end-glue-point="0" svg:d="m7875 3750v750" svg:viewBox="0 0 1 751">
          <text:p/>
        </draw:connector>
        <draw:connector draw:style-name="gr4" draw:text-style-name="P1" draw:layer="layout" draw:type="line" svg:x1="9.875cm" svg:y1="5.5cm" svg:x2="9.875cm" svg:y2="9.75cm" draw:start-shape="id10" draw:start-glue-point="2" draw:end-shape="id12" draw:end-glue-point="0" svg:d="m9875 5500v4250" svg:viewBox="0 0 1 4251">
          <text:p/>
        </draw:connector>
        <draw:connector draw:style-name="gr4" draw:text-style-name="P1" draw:layer="layout" draw:type="line" svg:x1="8.875cm" svg:y1="7.25cm" svg:x2="7.875cm" svg:y2="8cm" draw:start-shape="id13" draw:start-glue-point="2" draw:end-shape="id14" draw:end-glue-point="0" svg:d="m8875 7250-1000 750" svg:viewBox="0 0 1001 751">
          <text:p/>
        </draw:connector>
        <draw:custom-shape draw:style-name="gr2" draw:text-style-name="P1" draw:layer="layout" svg:width="1cm" svg:height="1cm" svg:x="7.375cm" svg:y="2.75cm">
          <text:p text:style-name="P1">43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5" draw:id="id15" draw:layer="layout" svg:width="1cm" svg:height="1cm" svg:x="6.375cm" svg:y="4.5cm">
          <text:p text:style-name="P1">43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3" draw:id="id13" draw:layer="layout" svg:width="1cm" svg:height="1cm" svg:x="8.375cm" svg:y="6.25cm">
          <text:p text:style-name="P1">84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6" draw:id="id16" draw:layer="layout" svg:width="1cm" svg:height="1cm" svg:x="5.375cm" svg:y="6.25cm">
          <text:p text:style-name="P1">43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7.875cm" svg:y1="5.5cm" svg:x2="8.875cm" svg:y2="6.25cm" draw:start-shape="id11" draw:start-glue-point="2" draw:end-shape="id13" svg:d="m7875 5500 1000 750" svg:viewBox="0 0 1001 751">
          <text:p/>
        </draw:connector>
        <draw:connector draw:style-name="gr3" draw:text-style-name="P1" draw:layer="layout" draw:type="line" svg:x1="6.875cm" svg:y1="5.5cm" svg:x2="5.875cm" svg:y2="6.25cm" draw:start-shape="id15" draw:start-glue-point="2" draw:end-shape="id16" svg:d="m6875 5500-1000 750" svg:viewBox="0 0 1001 751">
          <text:p/>
        </draw:connector>
        <draw:connector draw:style-name="gr4" draw:text-style-name="P1" draw:layer="layout" draw:type="line" svg:x1="5.875cm" svg:y1="7.25cm" svg:x2="6.875cm" svg:y2="8cm" draw:start-shape="id16" draw:start-glue-point="2" draw:end-shape="id17" draw:end-glue-point="0" svg:d="m5875 7250 1000 750" svg:viewBox="0 0 1001 751">
          <text:p/>
        </draw:connector>
        <draw:custom-shape draw:style-name="gr2" draw:text-style-name="P1" xml:id="id14" draw:id="id14" draw:layer="layout" svg:width="1cm" svg:height="1cm" svg:x="7.375cm" svg:y="8cm">
          <text:p text:style-name="P1">84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7" draw:id="id17" draw:layer="layout" svg:width="1cm" svg:height="1cm" svg:x="6.375cm" svg:y="8cm">
          <text:p text:style-name="P1">43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2" draw:id="id12" draw:layer="layout" svg:width="1cm" svg:height="1cm" svg:x="9.375cm" svg:y="9.75cm">
          <text:p text:style-name="P1">84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9" draw:id="id19" draw:layer="layout" svg:width="1cm" svg:height="1cm" svg:x="8.375cm" svg:y="9.75cm">
          <text:p text:style-name="P1">67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xml:id="id18" draw:id="id18" draw:layer="layout" svg:width="1cm" svg:height="1cm" svg:x="7.375cm" svg:y="9.75cm">
          <text:p text:style-name="P1">43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draw:type="line" svg:x1="7.875cm" svg:y1="9cm" svg:x2="7.875cm" svg:y2="9.75cm" draw:start-shape="id14" draw:start-glue-point="2" draw:end-shape="id18" draw:end-glue-point="0" svg:d="m7875 9000v750" svg:viewBox="0 0 1 751">
          <text:p/>
        </draw:connector>
        <draw:custom-shape draw:style-name="gr2" draw:text-style-name="P1" draw:layer="layout" svg:width="1cm" svg:height="1cm" svg:x="7.875cm" svg:y="11.5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cm" svg:height="1cm" svg:x="8.875cm" svg:y="11.5cm">
          <text:p text:style-name="P1">6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.875cm" svg:y="11.5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.875cm" svg:y="11.5cm">
          <text:p text:style-name="P1">73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cm" svg:height="1cm" svg:x="11.875cm" svg:y="11.5cm">
          <text:p text:style-name="P1">84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875cm" svg:y1="10.75cm" svg:x2="9.375cm" svg:y2="11.5cm" draw:start-shape="id19" draw:start-glue-point="2" draw:end-shape="id20" draw:end-glue-point="0" svg:d="m8875 10750 500 750" svg:viewBox="0 0 501 751">
          <text:p/>
        </draw:connector>
        <draw:connector draw:style-name="gr4" draw:text-style-name="P1" draw:layer="layout" draw:type="line" svg:x1="12.375cm" svg:y1="7.25cm" svg:x2="12.375cm" svg:y2="11.5cm" draw:start-shape="id8" draw:start-glue-point="2" draw:end-shape="id21" draw:end-glue-point="0" svg:d="m12375 7250v4250" svg:viewBox="0 0 1 4251">
          <text:p/>
        </draw:connector>
        <draw:custom-shape draw:style-name="gr2" draw:text-style-name="P1" xml:id="id8" draw:id="id8" draw:layer="layout" svg:width="1cm" svg:height="1cm" svg:x="11.875cm" svg:y="6.25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1cm" svg:height="1cm" svg:x="12.875cm" svg:y="6.25cm">
          <text:p text:style-name="P1">7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875cm" svg:y1="5.5cm" svg:x2="13.375cm" svg:y2="6.25cm" draw:start-shape="id7" draw:start-glue-point="2" draw:end-shape="id22" draw:end-glue-point="0" svg:d="m13875 5500-500 750" svg:viewBox="0 0 501 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16:28:49.616880422</meta:creation-date>
    <dc:date>2015-09-18T18:49:47.624972252</dc:date>
    <meta:editing-duration>PT6M24S</meta:editing-duration>
    <meta:editing-cycles>6</meta:editing-cycles>
    <meta:generator>LibreOffice/4.1.5.3$Linux_X86_64 LibreOffice_project/410m0$Build-3</meta:generator>
    <meta:document-statistic meta:object-count="45"/>
  </office:meta>
</office:document-meta>
</file>